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4.953cm"/>
    </style:style>
    <style:style style:name="co13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8cm"/>
    </style:style>
    <style:style style:name="co4" style:family="table-column">
      <style:table-column-properties fo:break-before="auto" style:column-width="8.68cm"/>
    </style:style>
    <style:style style:name="co5" style:family="table-column">
      <style:table-column-properties fo:break-before="auto" style:column-width="2.106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0.889cm"/>
    </style:style>
    <style:style style:name="co9" style:family="table-column">
      <style:table-column-properties fo:break-before="auto" style:column-width="2.438cm"/>
    </style:style>
    <style:style style:name="co10" style:family="table-column">
      <style:table-column-properties fo:break-before="auto" style:column-width="1.498cm"/>
    </style:style>
    <style:style style:name="co11" style:family="table-column">
      <style:table-column-properties fo:break-before="auto" style:column-width="2.244cm"/>
    </style:style>
    <style:style style:name="co12" style:family="table-column">
      <style:table-column-properties fo:break-before="auto" style:column-width="4.235cm"/>
    </style:style>
    <style:style style:name="co15" style:family="table-column">
      <style:table-column-properties fo:break-before="auto" style:column-width="3.847cm"/>
    </style:style>
    <style:style style:name="co16" style:family="table-column">
      <style:table-column-properties fo:break-before="auto" style:column-width="1.8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text-position=""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style:text-underline-mode="continuous" style:text-overline-mode="continuous" style:text-line-through-mode="continuous" style:font-name-asian="Arial1" style:font-size-asian="10pt" style:language-asian="en" style:country-asian="US" style:font-style-asian="normal" style:font-name-complex="Arial1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style:text-underline-mode="continuous" style:text-overline-mode="continuous" style:text-line-through-mode="continuous" style:font-name-asian="Arial1" style:font-size-asian="10pt" style:language-asian="en" style:country-asian="US" style:font-style-asian="normal" style:font-name-complex="Arial1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000000" style:text-line-through-style="none" style:text-line-through-type="none" fo:font-size="10pt" style:text-underline-style="none" style:font-size-asian="10pt" style:font-size-complex="10pt"/>
    </style:style>
    <style:style style:name="T12" style:family="text">
      <style:text-properties fo:color="#000000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11" style:family="text">
      <style:text-properties fo:color="#000000" style:text-line-through-style="none" style:text-line-through-type="none" fo:font-size="10pt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text-line-through-style="none" style:text-line-through-type="none" fo:font-size="10pt" style:text-underline-style="none" style:font-size-asian="10pt" style:font-size-complex="10pt"/>
    </style:style>
    <style:style style:name="T6" style:family="text">
      <style:text-properties fo:color="#000000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color="#000000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fo:color="#000000" style:text-line-through-style="none" style:text-line-through-type="none" fo:font-size="10pt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fo:color="#000000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16" style:family="text">
      <style:text-properties fo:color="#000000" fo:font-size="10pt" style:font-size-asian="10pt" style:font-size-complex="10pt"/>
    </style:style>
    <style:style style:name="T17" style:family="text">
      <style:text-properties fo:color="#000000" fo:font-size="10pt" style:font-size-asian="10pt" style:font-size-complex="10pt" fo:font-weight="bold" style:font-weight-asian="bold" style:font-weight-complex="bold"/>
    </style:style>
    <style:style style:name="T18" style:family="text">
      <style:text-properties fo:color="#000000" fo:font-size="10pt" style:font-size-asian="10pt" style:font-size-complex="10pt" fo:font-weight="normal" style:font-weight-asian="normal" style:font-weight-complex="normal"/>
    </style:style>
    <style:style style:name="T19" style:family="text">
      <style:text-properties fo:color="#000000" fo:font-size="10pt" style:font-size-asian="10pt" style:font-size-complex="10pt" style:text-underline-style="none" style:text-underline-color="font-color" style:text-line-through-type="none"/>
    </style:style>
    <style:style style:name="T20" style:family="text">
      <style:text-properties fo:color="#000000" fo:font-size="10pt" style:font-size-asian="10pt" style:font-size-complex="10pt" style:text-underline-style="none" style:text-underline-color="font-color" style:text-line-through-type="none" fo:font-weight="bold" style:font-weight-asian="bold" style:font-weight-complex="bold"/>
    </style:style>
    <style:style style:name="T21" style:family="text">
      <style:text-properties fo:color="#000000" fo:font-size="10pt" style:font-size-asian="10pt" style:font-size-complex="10pt" fo:font-weight="bold" style:text-underline-style="none" style:text-underline-color="font-color" style:text-line-through-type="none" style:font-weight-asian="bold" style:font-weight-complex="bold"/>
    </style:style>
    <style:style style:name="T22" style:family="text">
      <style:text-properties fo:color="#000000" fo:font-size="10pt" style:font-size-asian="10pt" style:font-size-complex="10pt" style:text-underline-style="none" style:text-underline-color="font-color" style:text-line-through-type="none" fo:font-weight="normal" style:font-weight-asian="normal" style:font-weight-complex="normal"/>
    </style:style>
    <style:style style:name="T23" style:family="text">
      <style:text-properties fo:color="#000000" fo:font-size="10pt" style:text-underline-style="none" style:text-underline-color="font-color" style:text-line-through-type="none" style:font-size-asian="10pt" style:font-size-complex="10pt"/>
    </style:style>
    <style:style style:name="T24" style:family="text">
      <style:text-properties fo:color="#000000" fo:font-size="10pt" fo:font-weight="bold" style:text-underline-style="none" style:text-underline-color="font-color" style:text-line-through-type="none" style:font-size-asian="10pt" style:font-size-complex="10pt" style:font-weight-asian="bold" style:font-weight-complex="bold"/>
    </style:style>
    <style:style style:name="T25" style:family="text">
      <style:text-properties fo:color="#000000" fo:font-size="10pt" style:text-underline-style="none" style:text-underline-color="font-color" style:text-line-through-type="none" style:font-size-asian="10pt" style:font-size-complex="10pt" fo:font-weight="normal" style:font-weight-asian="normal" style:font-weight-complex="normal"/>
    </style:style>
    <style:style style:name="T26" style:family="text">
      <style:text-properties fo:color="#000000" fo:font-size="10pt" style:text-underline-style="none" style:text-underline-color="font-color" style:text-line-through-type="none" style:font-size-asian="10pt" style:font-size-complex="10pt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ce8"/>
        <table:table-row table:style-name="ro1">
          <table:table-cell table:style-name="ce6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6" office:value-type="string" calcext:value-type="string">
            <text:p>Libellé</text:p>
          </table:table-cell>
          <table:table-cell table:style-name="ce6" office:value-type="string" calcext:value-type="string">
            <office:annotation draw:style-name="gr2" draw:text-style-name="P1" svg:width="2.899cm" svg:height="0.669cm" svg:x="12.324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6" office:value-type="string" calcext:value-type="string">
            <office:annotation draw:style-name="gr1" draw:text-style-name="P1" svg:width="2.899cm" svg:height="1.386cm" svg:x="13.462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6" office:value-type="string" calcext:value-type="string">
            <office:annotation draw:style-name="gr3" draw:text-style-name="P1" svg:width="2.899cm" svg:height="1.139cm" svg:x="14.71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6" office:value-type="string" calcext:value-type="string">
            <office:annotation draw:style-name="gr4" draw:text-style-name="P1" svg:width="8.33cm" svg:height="0.991cm" svg:x="15.6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6" office:value-type="string" calcext:value-type="string">
            <office:annotation draw:style-name="gr1" draw:text-style-name="P1" svg:width="2.899cm" svg:height="1.386cm" svg:x="18.14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6" office:value-type="string" calcext:value-type="string">
            <office:annotation draw:style-name="gr5" draw:text-style-name="P1" svg:width="6.151cm" svg:height="2.232cm" svg:x="19.591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6" office:value-type="string" calcext:value-type="string">
            <office:annotation draw:style-name="gr6" draw:text-style-name="P1" svg:width="11.443cm" svg:height="5.207cm" svg:x="21.585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6" office:value-type="string" calcext:value-type="string">
            <office:annotation draw:style-name="gr7" draw:text-style-name="P1" svg:width="9.514cm" svg:height="0.718cm" svg:x="26.208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6" office:value-type="string" calcext:value-type="string">
            <office:annotation draw:style-name="gr8" draw:text-style-name="P1" svg:width="7.141cm" svg:height="1.781cm" svg:x="30.028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6" office:value-type="string" calcext:value-type="string">
            <office:annotation draw:style-name="gr1" draw:text-style-name="P1" svg:width="9.733cm" svg:height="1.386cm" svg:x="31.6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Type d’enregistrement </text:p>
          </table:table-cell>
          <table:table-cell table:style-name="ce7" office:value-type="string" calcext:value-type="string">
            <text:p>TY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O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table:style-name="ce6" office:value-type="string" calcext:value-type="string">
            <text:p><text:span text:style-name="T16">Valeur ‘</text:span><text:span text:style-name="T17">101</text:span><text:span text:style-name="T18">’  </text:span></text:p>
          </table:table-cell>
          <table:table-cell table:style-name="ce6"/>
          <table:table-cell/>
        </table:table-row>
        <table:table-row table:style-name="ro1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Rubrique</text:p>
          </table:table-cell>
          <table:table-cell table:style-name="ce7" office:value-type="string" calcext:value-type="string">
            <text:p>RU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Valeur ‘01’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Séquence </text:p>
          </table:table-cell>
          <table:table-cell table:style-name="ce7" office:value-type="string" calcext:value-type="string">
            <text:p>SE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Valeur ‘01’ 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Numéro de GHS </text:p>
          </table:table-cell>
          <table:table-cell table:style-name="ce7" office:value-type="string" calcext:value-type="string">
            <text:p>GHS-NRO 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Numéro de GHS 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Secteur </text:p>
          </table:table-cell>
          <table:table-cell table:style-name="ce7" office:value-type="string" calcext:value-type="string">
            <text:p>GHS-SEC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<text:span text:style-name="T16">Le GHS relève du secteur : </text:span>1 = Public 2 = Privé 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DMS </text:p>
          </table:table-cell>
          <table:table-cell table:style-name="ce7" office:value-type="string" calcext:value-type="string">
            <text:p>GHS-DMS 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2+1. Durée moyenne de séjour en Nbre de jours. 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Seuil Haut </text:p>
          </table:table-cell>
          <table:table-cell table:style-name="ce7" office:value-type="string" calcext:value-type="string">
            <text:p>SEU-HAU 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<text:span text:style-name="T16">Valeur du seuil haut pour le GHS en Nbre de jours. </text:span><text:span text:style-name="T19">Si pas de seuil haut Alors Valeur = </text:span><text:span text:style-name="T20">000 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Seuil Bas </text:p>
          </table:table-cell>
          <table:table-cell office:value-type="string" calcext:value-type="string">
            <text:p>SEU-BAS 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<text:span text:style-name="T16">Valeur du seuil bas pour le GHS en Nbre de jours. </text:span><text:span text:style-name="T19">A zéro dans le cas de seuil bas impossible. 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</text:p>
          </table:table-cell>
          <table:table-cell office:value-type="string" calcext:value-type="string">
            <text:p>PU GHS </text:p>
          </table:table-cell>
          <table:table-cell office:value-type="string" calcext:value-type="string">
            <text:p>GHS-PRI 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6+2. Prix unitaire du GHS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EXH possible </text:p>
          </table:table-cell>
          <table:table-cell office:value-type="string" calcext:value-type="string">
            <text:p>TOP-EXH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<text:span text:style-name="T16">Indique si le GHS admet la facturation d’EXH. </text:span><text:span text:style-name="T21">O </text:span><text:span text:style-name="T22">(Oui) / </text:span><text:span text:style-name="T20">N </text:span><text:span text:style-name="T22">(Non) 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PU EXH </text:p>
          </table:table-cell>
          <table:table-cell office:value-type="string" calcext:value-type="string">
            <text:p>EXH-PRI 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6+2. Prix unitaire de l’EXH  <text:span text:style-name="T23">A zéro dans le cas où EXH impossible 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Coefficient réducteur possible </text:p>
          </table:table-cell>
          <table:table-cell office:value-type="string" calcext:value-type="string">
            <text:p>TOP-CO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<text:span text:style-name="T16">Indique si le GHS admet un coefficient réducteur en cas de séjour retour. </text:span><text:span text:style-name="T21">O </text:span><text:span text:style-name="T22">(Oui) / </text:span><text:span text:style-name="T20">N </text:span><text:span text:style-name="T22">(Non) 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Coefficient réducteur </text:p>
          </table:table-cell>
          <table:table-cell office:value-type="string" calcext:value-type="string">
            <text:p>GHS-COE 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<text:span text:style-name="T16">1+2. Coefficient réducteur applicable au GHS  </text:span><text:span text:style-name="T19">Dans le cas de GHS Retour et dans le cas de durée de séjour inférieur au seuil bas pour les GHS antérieurs au 01/03/2009 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Implique un FJ </text:p>
          </table:table-cell>
          <table:table-cell office:value-type="string" calcext:value-type="string">
            <text:p>TOP-FJH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<text:span text:style-name="T16">Indique si le GHS implique le forfait journalier. </text:span><text:span text:style-name="T21">O </text:span><text:span text:style-name="T22">(Oui) / </text:span><text:span text:style-name="T20">N </text:span><text:span text:style-name="T22">(Non) 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Nature d’assurance permise </text:p>
          </table:table-cell>
          <table:table-cell office:value-type="string" calcext:value-type="string">
            <text:p>ASU-NAT 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<text:span text:style-name="T16">2x5occ. Nature d’assurance permise pour le GHS. </text:span><text:span text:style-name="T19">Au moins une occurrence obligatoire. </text:span>Liste : AS, AT, MA, PM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Cumul GHS </text:p>
          </table:table-cell>
          <table:table-cell office:value-type="string" calcext:value-type="string">
            <text:p>GHS-CUM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<text:span text:style-name="T16">Indique si le GHS est cumulable avec un autre GHS. </text:span><text:span text:style-name="T21">O </text:span><text:span text:style-name="T22">(Oui) / </text:span><text:span text:style-name="T20">N </text:span><text:span text:style-name="T22">(Non) 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Type de supplément forfaitaire journalier </text:p>
          </table:table-cell>
          <table:table-cell office:value-type="string" calcext:value-type="string">
            <text:p>SFJ-TYP 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<text:span text:style-name="T16">1x10occ. Indique les types de supplément forfaitaire journalier admis pour le GHS. </text:span><text:span text:style-name="T21">E </text:span><text:span text:style-name="T22">= Réanimation Pédiatrique, </text:span>R = Réanimation, <text:span text:style-name="T24">F </text:span><text:span text:style-name="T25">= Soins intensifs, </text:span><text:span text:style-name="T26">C </text:span><text:span text:style-name="T25">= Soins de surveillance continue, </text:span><text:span text:style-name="T26">D </text:span><text:span text:style-name="T25">= Dialyse, </text:span>N = Néonatalogie, <text:span text:style-name="T24">P </text:span><text:span text:style-name="T25">= Prélèvements d’organes, </text:span><text:span text:style-name="T26">U </text:span><text:span text:style-name="T25">= Urgence, </text:span>I = IVG, A = ANT, <text:span text:style-name="T24">T </text:span><text:span text:style-name="T25">= RAP, </text:span><text:span text:style-name="T26">K </text:span><text:span text:style-name="T25">= Défibrillateur cardiaque A blanc si pas de type de supplément forfaitaire journalier autorisé. 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</text:p>
          </table:table-cell>
          <table:table-cell office:value-type="string" calcext:value-type="string">
            <text:p>Age minimum </text:p>
          </table:table-cell>
          <table:table-cell office:value-type="string" calcext:value-type="string">
            <text:p>AGE-MIN 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Borne comprise, zéro par défau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</text:p>
          </table:table-cell>
          <table:table-cell office:value-type="string" calcext:value-type="string">
            <text:p>Age maximum </text:p>
          </table:table-cell>
          <table:table-cell office:value-type="string" calcext:value-type="string">
            <text:p>AGE-MAX 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Borne comprise, zéro par défaut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Sexe compatible </text:p>
          </table:table-cell>
          <table:table-cell office:value-type="string" calcext:value-type="string">
            <text:p>SEX-CMP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<text:span text:style-name="T16">Indique le sexe de malade compatible avec le GHS. </text:span>0 = sans objet, 1 = Homme, 2 = Femme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CMD </text:p>
          </table:table-cell>
          <table:table-cell office:value-type="string" calcext:value-type="string">
            <text:p>CMD-COD 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<text:span text:style-name="T16">Catégorie Majeure de Diagnostic </text:span>Cf table des CMD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Domaine (M/C/O/O) </text:p>
          </table:table-cell>
          <table:table-cell office:value-type="string" calcext:value-type="string">
            <text:p>DCS-MC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<text:span text:style-name="T16">Détermine le domaine court séjour du GHS </text:span>M = Médecine, C = Chirurgie ,O = Obstétrique ,N = Odontologie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Date de l’arrêté ministériel </text:p>
          </table:table-cell>
          <table:table-cell office:value-type="string" calcext:value-type="string">
            <text:p>DAT-AMI 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SSAAMMJJ <text:span text:style-name="T23">Utilisée pour la recherche des informations officielles (JO...) 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Date de publication au JO "Tarification" </text:p>
          </table:table-cell>
          <table:table-cell office:value-type="string" calcext:value-type="string">
            <text:p>DAT-JOF 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SSAAMMJJ <text:span text:style-name="T23">Utilisée pour la recherche des informationsofficielles </text:span>(JO...)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Date d’effet de la maj </text:p>
          </table:table-cell>
          <table:table-cell office:value-type="string" calcext:value-type="string">
            <text:p>DAT-MAJ 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SSAAMMJJ <text:span text:style-name="T23">La date d’effet s’applique à l’historique. 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Type EXB </text:p>
          </table:table-cell>
          <table:table-cell office:value-type="string" calcext:value-type="string">
            <text:p>EXB-TYP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<text:span text:style-name="T16">Indique si la minoration à appliquer au GHS en cas de seuil bas est de type forfaitaire ou journalier. </text:span>Valeurs : <text:span text:style-name="T24">N </text:span><text:span text:style-name="T25">= Pas de Minoration possible ,</text:span><text:span text:style-name="T26">F </text:span><text:span text:style-name="T25">= Minoration de type Forfaitaire ,</text:span><text:span text:style-name="T26">J </text:span><text:span text:style-name="T25">= Minoration de type Journalière 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</text:p>
          </table:table-cell>
          <table:table-cell office:value-type="string" calcext:value-type="string">
            <text:p>PU EXB </text:p>
          </table:table-cell>
          <table:table-cell office:value-type="string" calcext:value-type="string">
            <text:p>EXB-PRI 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6+2. Prix Unitaire de la Minorati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</text:p>
          </table:table-cell>
          <table:table-cell office:value-type="string" calcext:value-type="string">
            <text:p>Inutilisé </text:p>
          </table:table-cell>
          <table:table-cell office:value-type="string" calcext:value-type="string">
            <text:p>ZI1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Initialisé à blanc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4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euille2" table:style-name="ta1">
        <office:forms form:automatic-focus="false" form:apply-design-mode="false"/>
        <table:table-column table:style-name="co14" table:default-cell-style-name="ce2"/>
        <table:table-column table:style-name="co13" table:number-columns-repeated="8" table:default-cell-style-name="ce2"/>
        <table:table-column table:style-name="co13" table:number-columns-repeated="3" table:default-cell-style-name="Default"/>
        <table:table-row table:style-name="ro1">
          <table:table-cell table:style-name="Default" table:number-columns-repeated="5"/>
          <table:table-cell table:style-name="Default" office:value-type="string" calcext:value-type="string">
            <text:p>taille</text:p>
          </table:table-cell>
          <table:table-cell table:style-name="Default" office:value-type="string" calcext:value-type="string">
            <text:p>debut</text:p>
          </table:table-cell>
          <table:table-cell table:style-name="Default" office:value-type="string" calcext:value-type="string">
            <text:p>fin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ype d’enregistrement 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Num </text:p>
          </table:table-cell>
          <table:table-cell table:formula="of:=LEFT([.C2];1)" office:value-type="string" office:string-value="N" calcext:value-type="string">
            <text:p>N</text:p>
          </table:table-cell>
          <table:table-cell table:formula="of:=IF([.D2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G2]+[.F2]-1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2">Valeur ‘</text:span><text:span text:style-name="T3">000</text:span><text:span text:style-name="T4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 d’émetteur 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Alpha </text:p>
          </table:table-cell>
          <table:table-cell table:formula="of:=LEFT([.C3];1)" office:value-type="string" office:string-value="A" calcext:value-type="string">
            <text:p>A</text:p>
          </table:table-cell>
          <table:table-cell table:formula="of:=IF([.D3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" calcext:value-type="float">
            <text:p>2</text:p>
          </table:table-cell>
          <table:table-cell table:formula="of:=[.G2]+[.F2]" office:value-type="float" office:value="4" calcext:value-type="float">
            <text:p>4</text:p>
          </table:table-cell>
          <table:table-cell table:formula="of:=[.G3]+[.F3]-1" office:value-type="float" office:value="5" calcext:value-type="float">
            <text:p>5</text:p>
          </table:table-cell>
          <table:table-cell office:value-type="string" calcext:value-type="string">
            <text:p>Valeur ‘AM’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éro d’émetteur </text:p>
          </table:table-cell>
          <table:table-cell office:value-type="string" calcext:value-type="string">
            <text:p>NEM</text:p>
          </table:table-cell>
          <table:table-cell office:value-type="string" calcext:value-type="string">
            <text:p>Num </text:p>
          </table:table-cell>
          <table:table-cell table:formula="of:=LEFT([.C4];1)" office:value-type="string" office:string-value="N" calcext:value-type="string">
            <text:p>N</text:p>
          </table:table-cell>
          <table:table-cell table:formula="of:=IF([.D4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14" calcext:value-type="float">
            <text:p>14</text:p>
          </table:table-cell>
          <table:table-cell table:formula="of:=[.G3]+[.F3]" office:value-type="float" office:value="6" calcext:value-type="float">
            <text:p>6</text:p>
          </table:table-cell>
          <table:table-cell table:formula="of:=[.G4]+[.F4]-1" office:value-type="float" office:value="19" calcext:value-type="float">
            <text:p>19</text:p>
          </table:table-cell>
          <table:table-cell table:style-name="ce4" office:value-type="string" calcext:value-type="string">
            <text:p><text:span text:style-name="T2">Valeur ‘</text:span><text:span text:style-name="T3">0000000100000</text:span><text:span text:style-name="T4">’ 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gramme émetteur 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Alpha </text:p>
          </table:table-cell>
          <table:table-cell table:formula="of:=LEFT([.C5];1)" office:value-type="string" office:string-value="A" calcext:value-type="string">
            <text:p>A</text:p>
          </table:table-cell>
          <table:table-cell table:formula="of:=IF([.D5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6" calcext:value-type="float">
            <text:p>6</text:p>
          </table:table-cell>
          <table:table-cell table:formula="of:=[.G4]+[.F4]" office:value-type="float" office:value="20" calcext:value-type="float">
            <text:p>20</text:p>
          </table:table-cell>
          <table:table-cell table:formula="of:=[.G5]+[.F5]-1" office:value-type="float" office:value="25" calcext:value-type="float">
            <text:p>25</text:p>
          </table:table-cell>
          <table:table-cell table:style-name="ce4" office:value-type="string" calcext:value-type="string">
            <text:p><text:span text:style-name="T2">Valeur ‘</text:span><text:span text:style-name="T3">TABGHS</text:span><text:span text:style-name="T4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 de destinataire </text:p>
          </table:table-cell>
          <table:table-cell office:value-type="string" calcext:value-type="string">
            <text:p>TDE</text:p>
          </table:table-cell>
          <table:table-cell office:value-type="string" calcext:value-type="string">
            <text:p>Alpha </text:p>
          </table:table-cell>
          <table:table-cell table:formula="of:=LEFT([.C6];1)" office:value-type="string" office:string-value="A" calcext:value-type="string">
            <text:p>A</text:p>
          </table:table-cell>
          <table:table-cell table:formula="of:=IF([.D6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" calcext:value-type="float">
            <text:p>2</text:p>
          </table:table-cell>
          <table:table-cell table:formula="of:=[.G5]+[.F5]" office:value-type="float" office:value="26" calcext:value-type="float">
            <text:p>26</text:p>
          </table:table-cell>
          <table:table-cell table:formula="of:=[.G6]+[.F6]-1" office:value-type="float" office:value="27" calcext:value-type="float">
            <text:p>27</text:p>
          </table:table-cell>
          <table:table-cell office:value-type="string" calcext:value-type="string">
            <text:p>Valeur ‘CT’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éro de destinataire </text:p>
          </table:table-cell>
          <table:table-cell office:value-type="string" calcext:value-type="string">
            <text:p>NDE</text:p>
          </table:table-cell>
          <table:table-cell office:value-type="string" calcext:value-type="string">
            <text:p>Num </text:p>
          </table:table-cell>
          <table:table-cell table:formula="of:=LEFT([.C7];1)" office:value-type="string" office:string-value="N" calcext:value-type="string">
            <text:p>N</text:p>
          </table:table-cell>
          <table:table-cell table:formula="of:=IF([.D7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14" calcext:value-type="float">
            <text:p>14</text:p>
          </table:table-cell>
          <table:table-cell table:formula="of:=[.G6]+[.F6]" office:value-type="float" office:value="28" calcext:value-type="float">
            <text:p>28</text:p>
          </table:table-cell>
          <table:table-cell table:formula="of:=[.G7]+[.F7]-1" office:value-type="float" office:value="41" calcext:value-type="float">
            <text:p>41</text:p>
          </table:table-cell>
          <table:table-cell table:style-name="ce4" office:value-type="string" calcext:value-type="string">
            <text:p><text:span text:style-name="T2">Valeur ‘</text:span><text:span text:style-name="T3">00000001000000</text:span><text:span text:style-name="T4">’ 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gramme destinataire </text:p>
          </table:table-cell>
          <table:table-cell office:value-type="string" calcext:value-type="string">
            <text:p>PDE</text:p>
          </table:table-cell>
          <table:table-cell office:value-type="string" calcext:value-type="string">
            <text:p>Alpha </text:p>
          </table:table-cell>
          <table:table-cell table:formula="of:=LEFT([.C8];1)" office:value-type="string" office:string-value="A" calcext:value-type="string">
            <text:p>A</text:p>
          </table:table-cell>
          <table:table-cell table:formula="of:=IF([.D8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6" calcext:value-type="float">
            <text:p>6</text:p>
          </table:table-cell>
          <table:table-cell table:formula="of:=[.G7]+[.F7]" office:value-type="float" office:value="42" calcext:value-type="float">
            <text:p>42</text:p>
          </table:table-cell>
          <table:table-cell table:formula="of:=[.G8]+[.F8]-1" office:value-type="float" office:value="47" calcext:value-type="float">
            <text:p>47</text:p>
          </table:table-cell>
          <table:table-cell table:style-name="ce4" office:value-type="string" calcext:value-type="string">
            <text:p><text:span text:style-name="T2">Valeur ‘</text:span><text:span text:style-name="T3">GHX000</text:span><text:span text:style-name="T4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ication - type d’échange 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Alpha </text:p>
          </table:table-cell>
          <table:table-cell table:formula="of:=LEFT([.C9];1)" office:value-type="string" office:string-value="A" calcext:value-type="string">
            <text:p>A</text:p>
          </table:table-cell>
          <table:table-cell table:formula="of:=IF([.D9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" calcext:value-type="float">
            <text:p>2</text:p>
          </table:table-cell>
          <table:table-cell table:formula="of:=[.G8]+[.F8]" office:value-type="float" office:value="48" calcext:value-type="float">
            <text:p>48</text:p>
          </table:table-cell>
          <table:table-cell table:formula="of:=[.G9]+[.F9]-1" office:value-type="float" office:value="49" calcext:value-type="float">
            <text:p>49</text:p>
          </table:table-cell>
          <table:table-cell office:value-type="string" calcext:value-type="string">
            <text:p>Valeur ‘NX’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entification du fichier </text:p>
          </table:table-cell>
          <table:table-cell office:value-type="string" calcext:value-type="string">
            <text:p>IFI</text:p>
          </table:table-cell>
          <table:table-cell office:value-type="string" calcext:value-type="string">
            <text:p>Alpha </text:p>
          </table:table-cell>
          <table:table-cell table:formula="of:=LEFT([.C10];1)" office:value-type="string" office:string-value="A" calcext:value-type="string">
            <text:p>A</text:p>
          </table:table-cell>
          <table:table-cell table:formula="of:=IF([.D10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3" calcext:value-type="float">
            <text:p>3</text:p>
          </table:table-cell>
          <table:table-cell table:formula="of:=[.G9]+[.F9]" office:value-type="float" office:value="50" calcext:value-type="float">
            <text:p>50</text:p>
          </table:table-cell>
          <table:table-cell table:formula="of:=[.G10]+[.F10]-1" office:value-type="float" office:value="52" calcext:value-type="float">
            <text:p>52</text:p>
          </table:table-cell>
          <table:table-cell table:style-name="ce4" office:value-type="string" calcext:value-type="string">
            <text:p><text:span text:style-name="T2">Valeur ‘</text:span><text:span text:style-name="T3">GHS</text:span><text:span text:style-name="T4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 de création du fichier 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Num </text:p>
          </table:table-cell>
          <table:table-cell table:formula="of:=LEFT([.C11];1)" office:value-type="string" office:string-value="N" calcext:value-type="string">
            <text:p>N</text:p>
          </table:table-cell>
          <table:table-cell table:formula="of:=IF([.D11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8" calcext:value-type="float">
            <text:p>8</text:p>
          </table:table-cell>
          <table:table-cell table:formula="of:=[.G10]+[.F10]" office:value-type="float" office:value="53" calcext:value-type="float">
            <text:p>53</text:p>
          </table:table-cell>
          <table:table-cell table:formula="of:=[.G11]+[.F11]-1" office:value-type="float" office:value="60" calcext:value-type="float">
            <text:p>60</text:p>
          </table:table-cell>
          <table:table-cell office:value-type="string" calcext:value-type="string">
            <text:p>Sous la forme SSAAMMJJ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e inutilisée </text:p>
          </table:table-cell>
          <table:table-cell office:value-type="string" calcext:value-type="string">
            <text:p>ZI1</text:p>
          </table:table-cell>
          <table:table-cell office:value-type="string" calcext:value-type="string">
            <text:p>Alpha </text:p>
          </table:table-cell>
          <table:table-cell table:formula="of:=LEFT([.C12];1)" office:value-type="string" office:string-value="A" calcext:value-type="string">
            <text:p>A</text:p>
          </table:table-cell>
          <table:table-cell table:formula="of:=IF([.D12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4" calcext:value-type="float">
            <text:p>24</text:p>
          </table:table-cell>
          <table:table-cell table:formula="of:=[.G11]+[.F11]" office:value-type="float" office:value="61" calcext:value-type="float">
            <text:p>61</text:p>
          </table:table-cell>
          <table:table-cell table:formula="of:=[.G12]+[.F12]-1" office:value-type="float" office:value="84" calcext:value-type="float">
            <text:p>84</text:p>
          </table:table-cell>
          <table:table-cell office:value-type="string" calcext:value-type="string">
            <text:p>Initialisé à blan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éro chronologie </text:p>
          </table:table-cell>
          <table:table-cell office:value-type="string" calcext:value-type="string">
            <text:p>NCH</text:p>
          </table:table-cell>
          <table:table-cell office:value-type="string" calcext:value-type="string">
            <text:p>Num </text:p>
          </table:table-cell>
          <table:table-cell table:formula="of:=LEFT([.C13];1)" office:value-type="string" office:string-value="N" calcext:value-type="string">
            <text:p>N</text:p>
          </table:table-cell>
          <table:table-cell table:formula="of:=IF([.D13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5" calcext:value-type="float">
            <text:p>5</text:p>
          </table:table-cell>
          <table:table-cell table:formula="of:=[.G12]+[.F12]" office:value-type="float" office:value="85" calcext:value-type="float">
            <text:p>85</text:p>
          </table:table-cell>
          <table:table-cell table:formula="of:=[.G13]+[.F13]-1" office:value-type="float" office:value="89" calcext:value-type="float">
            <text:p>89</text:p>
          </table:table-cell>
          <table:table-cell office:value-type="string" calcext:value-type="string">
            <text:p>Valeur &gt; 00000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ype de fichier </text:p>
          </table:table-cell>
          <table:table-cell office:value-type="string" calcext:value-type="string">
            <text:p>TFI</text:p>
          </table:table-cell>
          <table:table-cell office:value-type="string" calcext:value-type="string">
            <text:p>Num </text:p>
          </table:table-cell>
          <table:table-cell table:formula="of:=LEFT([.C14];1)" office:value-type="string" office:string-value="N" calcext:value-type="string">
            <text:p>N</text:p>
          </table:table-cell>
          <table:table-cell table:formula="of:=IF([.D14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1" calcext:value-type="float">
            <text:p>1</text:p>
          </table:table-cell>
          <table:table-cell table:formula="of:=[.G13]+[.F13]" office:value-type="float" office:value="90" calcext:value-type="float">
            <text:p>90</text:p>
          </table:table-cell>
          <table:table-cell table:formula="of:=[.G14]+[.F14]-1" office:value-type="float" office:value="90" calcext:value-type="float">
            <text:p>90</text:p>
          </table:table-cell>
          <table:table-cell table:style-name="ce4" office:value-type="string" calcext:value-type="string">
            <text:p>Valeurs </text:p>
            <text:p><text:span text:style-name="T9">‘</text:span><text:span text:style-name="T12">1</text:span><text:span text:style-name="T11">’ = Fichier en annule et remplace </text:span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uméro de version </text:p>
          </table:table-cell>
          <table:table-cell office:value-type="string" calcext:value-type="string">
            <text:p>NVE</text:p>
          </table:table-cell>
          <table:table-cell office:value-type="string" calcext:value-type="string">
            <text:p>Num </text:p>
          </table:table-cell>
          <table:table-cell table:formula="of:=LEFT([.C15];1)" office:value-type="string" office:string-value="N" calcext:value-type="string">
            <text:p>N</text:p>
          </table:table-cell>
          <table:table-cell table:formula="of:=IF([.D15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4" calcext:value-type="float">
            <text:p>4</text:p>
          </table:table-cell>
          <table:table-cell table:formula="of:=[.G14]+[.F14]" office:value-type="float" office:value="91" calcext:value-type="float">
            <text:p>91</text:p>
          </table:table-cell>
          <table:table-cell table:formula="of:=[.G15]+[.F15]-1" office:value-type="float" office:value="94" calcext:value-type="float">
            <text:p>94</text:p>
          </table:table-cell>
          <table:table-cell office:value-type="string" calcext:value-type="string">
            <text:p>Valeur : '0901' </text:p>
            <text:p><text:span text:style-name="T9">Evolue avec la structure de la base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e inutilisée </text:p>
          </table:table-cell>
          <table:table-cell office:value-type="string" calcext:value-type="string">
            <text:p>ZI2</text:p>
          </table:table-cell>
          <table:table-cell office:value-type="string" calcext:value-type="string">
            <text:p>Alpha </text:p>
          </table:table-cell>
          <table:table-cell table:formula="of:=LEFT([.C16];1)" office:value-type="string" office:string-value="A" calcext:value-type="string">
            <text:p>A</text:p>
          </table:table-cell>
          <table:table-cell table:formula="of:=IF([.D16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34" calcext:value-type="float">
            <text:p>34</text:p>
          </table:table-cell>
          <table:table-cell table:formula="of:=[.G15]+[.F15]" office:value-type="float" office:value="95" calcext:value-type="float">
            <text:p>95</text:p>
          </table:table-cell>
          <table:table-cell table:formula="of:=[.G16]+[.F16]-1" office:value-type="float" office:value="128" calcext:value-type="float">
            <text:p>128</text:p>
          </table:table-cell>
          <table:table-cell office:value-type="string" calcext:value-type="string">
            <text:p>Initialisé à blanc 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ype d’enregistrement </text:p>
          </table:table-cell>
          <table:table-cell office:value-type="string" calcext:value-type="string">
            <text:p>Num 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2">Valeur ‘</text:span><text:span text:style-name="T3">002</text:span><text:span text:style-name="T4">’ </text:span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Rubrique </text:p>
          </table:table-cell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ur ‘01’ 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Séquence </text:p>
          </table:table-cell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ur ‘01’ à ‘99’ 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<text:span text:style-name="T2">Nombre d’occurrence </text:span></text:p>
            <text:p>dans l’enregistrement </text:p>
          </table:table-cell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Nature de prestation </text:p>
          </table:table-cell>
          <table:table-cell office:value-type="string" calcext:value-type="string">
            <text:p>Alpha 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Type de forfait </text:p>
          </table:table-cell>
          <table:table-cell office:value-type="string" calcext:value-type="string">
            <text:p>Alpha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nutilisé </text:p>
          </table:table-cell>
          <table:table-cell office:value-type="string" calcext:value-type="string">
            <text:p>Alph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isé à blanc 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5.553cm" svg:y="13.668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0.068cm" svg:y="13.668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2.326cm" svg:y="13.668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84cm" svg:y="13.668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6.841cm" svg:y="14.358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9.21cm" svg:y="14.492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1.413cm" svg:y="14.412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3.421cm" svg:y="14.491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067cm" svg:y="14.227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28.297cm" svg:y="14.811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0.304cm" svg:y="14.597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</table:table-row>
        <table:table-row table:style-name="ro2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Type d’enregistrement </text:p>
          </table:table-cell>
          <table:table-cell table:style-name="Default" office:value-type="string" calcext:value-type="string">
            <text:p>TY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9]+[.D29]-1"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29];1)" office:value-type="string" office:string-value="N" calcext:value-type="string">
            <text:p>N</text:p>
          </table:table-cell>
          <table:table-cell table:style-name="ce2" table:formula="of:=IF([.I29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5" office:value-type="string" calcext:value-type="string">
            <text:p><text:span text:style-name="T2">Valeur ‘</text:span><text:span text:style-name="T3">101</text:span><text:span text:style-name="T4">’  </text:span>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table:style-name="ce3" office:value-type="string" calcext:value-type="string">
            <text:p>Rubrique</text:p>
          </table:table-cell>
          <table:table-cell table:style-name="Default" office:value-type="string" calcext:value-type="string">
            <text:p>RUB</text:p>
          </table:table-cell>
          <table:table-cell office:value-type="float" office:value="2" calcext:value-type="float">
            <text:p>2</text:p>
          </table:table-cell>
          <table:table-cell table:formula="of:=[.E29]+[.D29]" office:value-type="float" office:value="4" calcext:value-type="float">
            <text:p>4</text:p>
          </table:table-cell>
          <table:table-cell table:formula="of:=[.E30]+[.D30]-1"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0];1)" office:value-type="string" office:string-value="N" calcext:value-type="string">
            <text:p>N</text:p>
          </table:table-cell>
          <table:table-cell table:style-name="ce2" table:formula="of:=IF([.I30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Valeur ‘01’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Séquence </text:p>
          </table:table-cell>
          <table:table-cell table:style-name="Default" office:value-type="string" calcext:value-type="string">
            <text:p>SEQ</text:p>
          </table:table-cell>
          <table:table-cell office:value-type="float" office:value="2" calcext:value-type="float">
            <text:p>2</text:p>
          </table:table-cell>
          <table:table-cell table:formula="of:=[.E30]+[.D30]" office:value-type="float" office:value="6" calcext:value-type="float">
            <text:p>6</text:p>
          </table:table-cell>
          <table:table-cell table:formula="of:=[.E31]+[.D31]-1"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1];1)" office:value-type="string" office:string-value="N" calcext:value-type="string">
            <text:p>N</text:p>
          </table:table-cell>
          <table:table-cell table:style-name="ce2" table:formula="of:=IF([.I31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Valeur ‘01’ 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ce2"/>
          <table:table-cell table:number-columns-repeated="2"/>
        </table:table-row>
        <table:table-row table:style-name="ro1" table:number-rows-repeated="6">
          <table:table-cell table:style-name="Default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Numéro de GHS </text:p>
          </table:table-cell>
          <table:table-cell office:value-type="string" calcext:value-type="string">
            <text:p>GHS-NRO </text:p>
          </table:table-cell>
          <table:table-cell office:value-type="string" calcext:value-type="string">
            <text:p>Nu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 de GHS 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Secteur </text:p>
          </table:table-cell>
          <table:table-cell office:value-type="string" calcext:value-type="string">
            <text:p>GHS-SEC </text:p>
          </table:table-cell>
          <table:table-cell office:value-type="string" calcext:value-type="string">
            <text:p>Nu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Le GHS relève du secteur : </text:span>1 = Public 2 = Privé 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DMS </text:p>
          </table:table-cell>
          <table:table-cell office:value-type="string" calcext:value-type="string">
            <text:p>GHS-DMS </text:p>
          </table:table-cell>
          <table:table-cell office:value-type="string" calcext:value-type="string">
            <text:p>Num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+1. Durée moyenne de séjour en Nbre de jours. 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Seuil Haut </text:p>
          </table:table-cell>
          <table:table-cell office:value-type="string" calcext:value-type="string">
            <text:p>SEU-HAU </text:p>
          </table:table-cell>
          <table:table-cell office:value-type="string" calcext:value-type="string">
            <text:p>Num 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<text:span text:style-name="T2">Valeur du seuil haut pour le GHS en Nbre de jours. </text:span><text:span text:style-name="T5">Si pas de seuil haut Alors Valeur = </text:span><text:span text:style-name="T6">000 </text:span>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Seuil Bas </text:p>
          </table:table-cell>
          <table:table-cell office:value-type="string" calcext:value-type="string">
            <text:p>SEU-BAS </text:p>
          </table:table-cell>
          <table:table-cell office:value-type="string" calcext:value-type="string">
            <text:p>Num 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2">Valeur du seuil bas pour le GHS en Nbre de jours. </text:span><text:span text:style-name="T5">A zéro dans le cas de seuil bas impossible. </text:span>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PU GHS </text:p>
          </table:table-cell>
          <table:table-cell office:value-type="string" calcext:value-type="string">
            <text:p>GHS-PRI </text:p>
          </table:table-cell>
          <table:table-cell office:value-type="string" calcext:value-type="string">
            <text:p>Nu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+2. Prix unitaire du GHS 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EXH possible </text:p>
          </table:table-cell>
          <table:table-cell office:value-type="string" calcext:value-type="string">
            <text:p>TOP-EXH </text:p>
          </table:table-cell>
          <table:table-cell office:value-type="string" calcext:value-type="string">
            <text:p>Alpha 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2">Indique si le GHS admet la facturation d’EXH. </text:span><text:span text:style-name="T7">O </text:span><text:span text:style-name="T8">(Oui) / </text:span><text:span text:style-name="T6">N </text:span><text:span text:style-name="T8">(Non) </text:span>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PU EXH </text:p>
          </table:table-cell>
          <table:table-cell office:value-type="string" calcext:value-type="string">
            <text:p>EXH-PRI </text:p>
          </table:table-cell>
          <table:table-cell office:value-type="string" calcext:value-type="string">
            <text:p>Nu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+2. Prix unitaire de l’EXH  <text:span text:style-name="T9">A zéro dans le cas où EXH impossible </text:span>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Coefficient réducteur possible </text:p>
          </table:table-cell>
          <table:table-cell office:value-type="string" calcext:value-type="string">
            <text:p>TOP-COE </text:p>
          </table:table-cell>
          <table:table-cell office:value-type="string" calcext:value-type="string">
            <text:p>Alpha 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2">Indique si le GHS admet un coefficient réducteur en cas de séjour retour. </text:span><text:span text:style-name="T7">O </text:span><text:span text:style-name="T8">(Oui) / </text:span><text:span text:style-name="T6">N </text:span><text:span text:style-name="T8">(Non) </text:span>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Coefficient réducteur </text:p>
          </table:table-cell>
          <table:table-cell office:value-type="string" calcext:value-type="string">
            <text:p>GHS-COE </text:p>
          </table:table-cell>
          <table:table-cell office:value-type="string" calcext:value-type="string">
            <text:p>Num 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2">1+2. Coefficient réducteur applicable au GHS  </text:span><text:span text:style-name="T5">Dans le cas de GHS Retour et dans le cas de durée de séjour inférieur au seuil bas pour les GHS antérieurs au 01/03/2009 </text:span>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Implique un FJ </text:p>
          </table:table-cell>
          <table:table-cell office:value-type="string" calcext:value-type="string">
            <text:p>TOP-FJH </text:p>
          </table:table-cell>
          <table:table-cell office:value-type="string" calcext:value-type="string">
            <text:p>Alpha 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2">Indique si le GHS implique le forfait journalier. </text:span><text:span text:style-name="T7">O </text:span><text:span text:style-name="T8">(Oui) / </text:span><text:span text:style-name="T6">N </text:span><text:span text:style-name="T8">(Non) </text:span>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Nature d’assurance permise </text:p>
          </table:table-cell>
          <table:table-cell office:value-type="string" calcext:value-type="string">
            <text:p>ASU-NAT </text:p>
          </table:table-cell>
          <table:table-cell office:value-type="string" calcext:value-type="string">
            <text:p>Alph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2x5occ. Nature d’assurance permise pour le GHS. </text:span><text:span text:style-name="T5">Au moins une occurrence obligatoire. </text:span>Liste : AS, AT, MA, PM 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Cumul GHS </text:p>
          </table:table-cell>
          <table:table-cell office:value-type="string" calcext:value-type="string">
            <text:p>GHS-CUM </text:p>
          </table:table-cell>
          <table:table-cell office:value-type="string" calcext:value-type="string">
            <text:p>Alpha 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2">Indique si le GHS est cumulable avec un autre GHS. </text:span><text:span text:style-name="T7">O </text:span><text:span text:style-name="T8">(Oui) / </text:span><text:span text:style-name="T6">N </text:span><text:span text:style-name="T8">(Non) </text:span>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Type de supplément forfaitaire journalier </text:p>
          </table:table-cell>
          <table:table-cell office:value-type="string" calcext:value-type="string">
            <text:p>SFJ-TYP </text:p>
          </table:table-cell>
          <table:table-cell office:value-type="string" calcext:value-type="string">
            <text:p>Alpha 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<text:span text:style-name="T2">1x10occ. Indique les types de supplément forfaitaire journalier admis pour le GHS. </text:span><text:span text:style-name="T7">E </text:span><text:span text:style-name="T8">= Réanimation Pédiatrique, </text:span>R = Réanimation, <text:span text:style-name="T10">F </text:span><text:span text:style-name="T11">= Soins intensifs, </text:span><text:span text:style-name="T12">C </text:span><text:span text:style-name="T11">= Soins de surveillance continue, </text:span><text:span text:style-name="T12">D </text:span><text:span text:style-name="T11">= Dialyse, </text:span>N = Néonatalogie, <text:span text:style-name="T10">P </text:span><text:span text:style-name="T11">= Prélèvements d’organes, </text:span><text:span text:style-name="T12">U </text:span><text:span text:style-name="T11">= Urgence, </text:span>I = IVG, A = ANT, <text:span text:style-name="T10">T </text:span><text:span text:style-name="T11">= RAP, </text:span><text:span text:style-name="T12">K </text:span><text:span text:style-name="T11">= Défibrillateur cardiaque A blanc si pas de type de supplément forfaitaire journalier autorisé. </text:span>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Age minimum </text:p>
          </table:table-cell>
          <table:table-cell office:value-type="string" calcext:value-type="string">
            <text:p>AGE-MIN </text:p>
          </table:table-cell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ne comprise, zéro par défaut 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Age maximum </text:p>
          </table:table-cell>
          <table:table-cell office:value-type="string" calcext:value-type="string">
            <text:p>AGE-MAX </text:p>
          </table:table-cell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ne comprise, zéro par défaut 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Sexe compatible </text:p>
          </table:table-cell>
          <table:table-cell office:value-type="string" calcext:value-type="string">
            <text:p>SEX-CMP </text:p>
          </table:table-cell>
          <table:table-cell office:value-type="string" calcext:value-type="string">
            <text:p>Nu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Indique le sexe de malade compatible avec le GHS. </text:span>0 = sans objet, 1 = Homme, 2 = Femme 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CMD </text:p>
          </table:table-cell>
          <table:table-cell office:value-type="string" calcext:value-type="string">
            <text:p>CMD-COD </text:p>
          </table:table-cell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Catégorie Majeure de Diagnostic </text:span>Cf table des CMD 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Domaine (M/C/O/O) </text:p>
          </table:table-cell>
          <table:table-cell office:value-type="string" calcext:value-type="string">
            <text:p>DCS-MCO </text:p>
          </table:table-cell>
          <table:table-cell office:value-type="string" calcext:value-type="string">
            <text:p>Alph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Détermine le domaine court séjour du GHS </text:span>M = Médecine, C = Chirurgie ,O = Obstétrique ,N = Odontologie 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Date de l’arrêté ministériel </text:p>
          </table:table-cell>
          <table:table-cell office:value-type="string" calcext:value-type="string">
            <text:p>DAT-AMI </text:p>
          </table:table-cell>
          <table:table-cell office:value-type="string" calcext:value-type="string">
            <text:p>Nu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SAAMMJJ <text:span text:style-name="T9">Utilisée pour la recherche des informations officielles (JO...) </text:span>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Date de publication au JO "Tarification" </text:p>
          </table:table-cell>
          <table:table-cell office:value-type="string" calcext:value-type="string">
            <text:p>DAT-JOF </text:p>
          </table:table-cell>
          <table:table-cell office:value-type="string" calcext:value-type="string">
            <text:p>Nu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SAAMMJJ <text:span text:style-name="T9">Utilisée pour la recherche des informationsofficielles </text:span>(JO...) 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Date d’effet de la maj </text:p>
          </table:table-cell>
          <table:table-cell office:value-type="string" calcext:value-type="string">
            <text:p>DAT-MAJ </text:p>
          </table:table-cell>
          <table:table-cell office:value-type="string" calcext:value-type="string">
            <text:p>Nu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SAAMMJJ <text:span text:style-name="T9">La date d’effet s’applique à l’historique. </text:span>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Type EXB </text:p>
          </table:table-cell>
          <table:table-cell office:value-type="string" calcext:value-type="string">
            <text:p>EXB-TYP </text:p>
          </table:table-cell>
          <table:table-cell office:value-type="string" calcext:value-type="string">
            <text:p>Alpha 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2">Indique si la minoration à appliquer au GHS en cas de seuil bas est de type forfaitaire ou journalier. </text:span>Valeurs : <text:span text:style-name="T10">N </text:span><text:span text:style-name="T11">= Pas de Minoration possible ,</text:span><text:span text:style-name="T12">F </text:span><text:span text:style-name="T11">= Minoration de type Forfaitaire ,</text:span><text:span text:style-name="T12">J </text:span><text:span text:style-name="T11">= Minoration de type Journalière </text:span>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PU EXB </text:p>
          </table:table-cell>
          <table:table-cell office:value-type="string" calcext:value-type="string">
            <text:p>EXB-PRI </text:p>
          </table:table-cell>
          <table:table-cell office:value-type="string" calcext:value-type="string">
            <text:p>Nu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+2. Prix Unitaire de la Minoration 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Inutilisé </text:p>
          </table:table-cell>
          <table:table-cell table:style-name="Default" office:value-type="string" calcext:value-type="string">
            <text:p>ZI1</text:p>
          </table:table-cell>
          <table:table-cell office:value-type="string" calcext:value-type="string">
            <text:p>Alpha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itialisé à blanc 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5.553cm" svg:y="30.778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0.068cm" svg:y="30.778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2.326cm" svg:y="30.778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84cm" svg:y="30.778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6.841cm" svg:y="31.468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9.21cm" svg:y="31.602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1.413cm" svg:y="31.522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3.421cm" svg:y="31.601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067cm" svg:y="31.337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28.297cm" svg:y="31.921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0.304cm" svg:y="31.707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</table:table-row>
        <table:table-row table:style-name="ro2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Type d’enregistrement </text:p>
          </table:table-cell>
          <table:table-cell table:style-name="Default" office:value-type="string" calcext:value-type="string">
            <text:p>TY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66]+[.D66]-1"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66];1)" office:value-type="string" office:string-value="N" calcext:value-type="string">
            <text:p>N</text:p>
          </table:table-cell>
          <table:table-cell table:style-name="ce2" table:formula="of:=IF([.I66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5" office:value-type="string" calcext:value-type="string">
            <text:p><text:span text:style-name="T2">Valeur ‘</text:span><text:span text:style-name="T3">101</text:span><text:span text:style-name="T4">’  </text:span>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table:style-name="ce3" office:value-type="string" calcext:value-type="string">
            <text:p>Rubrique</text:p>
          </table:table-cell>
          <table:table-cell table:style-name="Default" office:value-type="string" calcext:value-type="string">
            <text:p>RUB</text:p>
          </table:table-cell>
          <table:table-cell office:value-type="float" office:value="2" calcext:value-type="float">
            <text:p>2</text:p>
          </table:table-cell>
          <table:table-cell table:formula="of:=[.E66]+[.D66]" office:value-type="float" office:value="4" calcext:value-type="float">
            <text:p>4</text:p>
          </table:table-cell>
          <table:table-cell table:formula="of:=[.E67]+[.D67]-1"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67];1)" office:value-type="string" office:string-value="N" calcext:value-type="string">
            <text:p>N</text:p>
          </table:table-cell>
          <table:table-cell table:style-name="ce2" table:formula="of:=IF([.I67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Valeur ‘01’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office:value-type="string" calcext:value-type="string">
            <text:p>Séquence </text:p>
          </table:table-cell>
          <table:table-cell table:style-name="Default" office:value-type="string" calcext:value-type="string">
            <text:p>SEQ</text:p>
          </table:table-cell>
          <table:table-cell office:value-type="float" office:value="2" calcext:value-type="float">
            <text:p>2</text:p>
          </table:table-cell>
          <table:table-cell table:formula="of:=[.E67]+[.D67]" office:value-type="float" office:value="6" calcext:value-type="float">
            <text:p>6</text:p>
          </table:table-cell>
          <table:table-cell table:formula="of:=[.E68]+[.D68]-1"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68];1)" office:value-type="string" office:string-value="N" calcext:value-type="string">
            <text:p>N</text:p>
          </table:table-cell>
          <table:table-cell table:style-name="ce2" table:formula="of:=IF([.I68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Valeur ‘01’ 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Numéro de GHS </text:p>
          </table:table-cell>
          <table:table-cell office:value-type="string" calcext:value-type="string">
            <text:p>GHS-NRO </text:p>
          </table:table-cell>
          <table:table-cell office:value-type="float" office:value="4" calcext:value-type="float">
            <text:p>4</text:p>
          </table:table-cell>
          <table:table-cell table:formula="of:=[.E68]+[.D68]" office:value-type="float" office:value="8" calcext:value-type="float">
            <text:p>8</text:p>
          </table:table-cell>
          <table:table-cell table:formula="of:=[.E69]+[.D69]-1"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69];1)" office:value-type="string" office:string-value="N" calcext:value-type="string">
            <text:p>N</text:p>
          </table:table-cell>
          <table:table-cell table:style-name="ce2" table:formula="of:=IF([.I69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Numéro de GHS 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Secteur </text:p>
          </table:table-cell>
          <table:table-cell office:value-type="string" calcext:value-type="string">
            <text:p>GHS-SEC </text:p>
          </table:table-cell>
          <table:table-cell office:value-type="float" office:value="1" calcext:value-type="float">
            <text:p>1</text:p>
          </table:table-cell>
          <table:table-cell table:formula="of:=[.E69]+[.D69]" office:value-type="float" office:value="12" calcext:value-type="float">
            <text:p>12</text:p>
          </table:table-cell>
          <table:table-cell table:formula="of:=[.E70]+[.D70]-1"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70];1)" office:value-type="string" office:string-value="N" calcext:value-type="string">
            <text:p>N</text:p>
          </table:table-cell>
          <table:table-cell table:style-name="ce2" table:formula="of:=IF([.I70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<text:span text:style-name="T2">Le GHS relève du secteur : </text:span>1 = Public 2 = Privé 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DMS </text:p>
          </table:table-cell>
          <table:table-cell office:value-type="string" calcext:value-type="string">
            <text:p>GHS-DMS </text:p>
          </table:table-cell>
          <table:table-cell office:value-type="float" office:value="3" calcext:value-type="float">
            <text:p>3</text:p>
          </table:table-cell>
          <table:table-cell table:formula="of:=[.E70]+[.D70]" office:value-type="float" office:value="13" calcext:value-type="float">
            <text:p>13</text:p>
          </table:table-cell>
          <table:table-cell table:formula="of:=[.E71]+[.D71]-1"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71];1)" office:value-type="string" office:string-value="N" calcext:value-type="string">
            <text:p>N</text:p>
          </table:table-cell>
          <table:table-cell table:style-name="ce2" table:formula="of:=IF([.I71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2+1. Durée moyenne de séjour en Nbre de jours. 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Seuil Haut </text:p>
          </table:table-cell>
          <table:table-cell office:value-type="string" calcext:value-type="string">
            <text:p>SEU-HAU </text:p>
          </table:table-cell>
          <table:table-cell office:value-type="float" office:value="3" calcext:value-type="float">
            <text:p>3</text:p>
          </table:table-cell>
          <table:table-cell table:formula="of:=[.E71]+[.D71]" office:value-type="float" office:value="16" calcext:value-type="float">
            <text:p>16</text:p>
          </table:table-cell>
          <table:table-cell table:formula="of:=[.E72]+[.D72]-1"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72];1)" office:value-type="string" office:string-value="N" calcext:value-type="string">
            <text:p>N</text:p>
          </table:table-cell>
          <table:table-cell table:style-name="ce2" table:formula="of:=IF([.I72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5" office:value-type="string" calcext:value-type="string">
            <text:p><text:span text:style-name="T2">Valeur du seuil haut pour le GHS en Nbre de jours. </text:span><text:span text:style-name="T5">Si pas de seuil haut Alors Valeur = </text:span><text:span text:style-name="T6">000 </text:span>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Seuil Bas </text:p>
          </table:table-cell>
          <table:table-cell office:value-type="string" calcext:value-type="string">
            <text:p>SEU-BAS </text:p>
          </table:table-cell>
          <table:table-cell office:value-type="float" office:value="3" calcext:value-type="float">
            <text:p>3</text:p>
          </table:table-cell>
          <table:table-cell table:formula="of:=[.E72]+[.D72]" office:value-type="float" office:value="19" calcext:value-type="float">
            <text:p>19</text:p>
          </table:table-cell>
          <table:table-cell table:formula="of:=[.E73]+[.D73]-1"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73];1)" office:value-type="string" office:string-value="N" calcext:value-type="string">
            <text:p>N</text:p>
          </table:table-cell>
          <table:table-cell table:style-name="ce2" table:formula="of:=IF([.I73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3" office:value-type="string" calcext:value-type="string">
            <text:p><text:span text:style-name="T2">Valeur du seuil bas pour le GHS en Nbre de jours. </text:span><text:span text:style-name="T5">A zéro dans le cas de seuil bas impossible. </text:span>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PU GHS </text:p>
          </table:table-cell>
          <table:table-cell office:value-type="string" calcext:value-type="string">
            <text:p>GHS-PRI </text:p>
          </table:table-cell>
          <table:table-cell office:value-type="float" office:value="8" calcext:value-type="float">
            <text:p>8</text:p>
          </table:table-cell>
          <table:table-cell table:formula="of:=[.E73]+[.D73]" office:value-type="float" office:value="22" calcext:value-type="float">
            <text:p>22</text:p>
          </table:table-cell>
          <table:table-cell table:formula="of:=[.E74]+[.D74]-1"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74];1)" office:value-type="string" office:string-value="N" calcext:value-type="string">
            <text:p>N</text:p>
          </table:table-cell>
          <table:table-cell table:style-name="ce2" table:formula="of:=IF([.I74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6+2. Prix unitaire du GHS 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EXH possible </text:p>
          </table:table-cell>
          <table:table-cell office:value-type="string" calcext:value-type="string">
            <text:p>TOP-EXH </text:p>
          </table:table-cell>
          <table:table-cell office:value-type="float" office:value="1" calcext:value-type="float">
            <text:p>1</text:p>
          </table:table-cell>
          <table:table-cell table:formula="of:=[.E74]+[.D74]" office:value-type="float" office:value="30" calcext:value-type="float">
            <text:p>30</text:p>
          </table:table-cell>
          <table:table-cell table:formula="of:=[.E75]+[.D75]-1"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pha </text:p>
          </table:table-cell>
          <table:table-cell table:formula="of:=LEFT([.H75];1)" office:value-type="string" office:string-value="A" calcext:value-type="string">
            <text:p>A</text:p>
          </table:table-cell>
          <table:table-cell table:style-name="ce2" table:formula="of:=IF([.I75]=&quot;N&quot;;&quot;Droite/Zéro&quot;;&quot;Gauche/Espace&quot;)" office:value-type="string" office:string-value="Gauche/Espace" calcext:value-type="string">
            <text:p>Gauche/Espace</text:p>
          </table:table-cell>
          <table:table-cell table:style-name="ce5" office:value-type="string" calcext:value-type="string">
            <text:p><text:span text:style-name="T2">Indique si le GHS admet la facturation d’EXH. </text:span><text:span text:style-name="T7">O </text:span><text:span text:style-name="T8">(Oui) / </text:span><text:span text:style-name="T6">N </text:span><text:span text:style-name="T8">(Non) </text:span>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PU EXH </text:p>
          </table:table-cell>
          <table:table-cell office:value-type="string" calcext:value-type="string">
            <text:p>EXH-PRI </text:p>
          </table:table-cell>
          <table:table-cell office:value-type="float" office:value="8" calcext:value-type="float">
            <text:p>8</text:p>
          </table:table-cell>
          <table:table-cell table:formula="of:=[.E75]+[.D75]" office:value-type="float" office:value="31" calcext:value-type="float">
            <text:p>31</text:p>
          </table:table-cell>
          <table:table-cell table:formula="of:=[.E76]+[.D76]-1" office:value-type="float" office:value="38" calcext:value-type="float">
            <text:p>3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76];1)" office:value-type="string" office:string-value="N" calcext:value-type="string">
            <text:p>N</text:p>
          </table:table-cell>
          <table:table-cell table:style-name="ce2" table:formula="of:=IF([.I76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6+2. Prix unitaire de l’EXH  <text:span text:style-name="T9">A zéro dans le cas où EXH impossible </text:span>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Coefficient réducteur possible </text:p>
          </table:table-cell>
          <table:table-cell office:value-type="string" calcext:value-type="string">
            <text:p>TOP-COE </text:p>
          </table:table-cell>
          <table:table-cell office:value-type="float" office:value="1" calcext:value-type="float">
            <text:p>1</text:p>
          </table:table-cell>
          <table:table-cell table:formula="of:=[.E76]+[.D76]" office:value-type="float" office:value="39" calcext:value-type="float">
            <text:p>39</text:p>
          </table:table-cell>
          <table:table-cell table:formula="of:=[.E77]+[.D77]-1" office:value-type="float" office:value="39" calcext:value-type="float">
            <text:p>3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pha </text:p>
          </table:table-cell>
          <table:table-cell table:formula="of:=LEFT([.H77];1)" office:value-type="string" office:string-value="A" calcext:value-type="string">
            <text:p>A</text:p>
          </table:table-cell>
          <table:table-cell table:style-name="ce2" table:formula="of:=IF([.I77]=&quot;N&quot;;&quot;Droite/Zéro&quot;;&quot;Gauche/Espace&quot;)" office:value-type="string" office:string-value="Gauche/Espace" calcext:value-type="string">
            <text:p>Gauche/Espace</text:p>
          </table:table-cell>
          <table:table-cell table:style-name="ce5" office:value-type="string" calcext:value-type="string">
            <text:p><text:span text:style-name="T2">Indique si le GHS admet un coefficient réducteur en cas de séjour retour. </text:span><text:span text:style-name="T7">O </text:span><text:span text:style-name="T8">(Oui) / </text:span><text:span text:style-name="T6">N </text:span><text:span text:style-name="T8">(Non) </text:span>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Coefficient réducteur </text:p>
          </table:table-cell>
          <table:table-cell office:value-type="string" calcext:value-type="string">
            <text:p>GHS-COE </text:p>
          </table:table-cell>
          <table:table-cell office:value-type="float" office:value="3" calcext:value-type="float">
            <text:p>3</text:p>
          </table:table-cell>
          <table:table-cell table:formula="of:=[.E77]+[.D77]" office:value-type="float" office:value="40" calcext:value-type="float">
            <text:p>40</text:p>
          </table:table-cell>
          <table:table-cell table:formula="of:=[.E78]+[.D78]-1" office:value-type="float" office:value="42" calcext:value-type="float">
            <text:p>4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78];1)" office:value-type="string" office:string-value="N" calcext:value-type="string">
            <text:p>N</text:p>
          </table:table-cell>
          <table:table-cell table:style-name="ce2" table:formula="of:=IF([.I78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3" office:value-type="string" calcext:value-type="string">
            <text:p><text:span text:style-name="T2">1+2. Coefficient réducteur applicable au GHS  </text:span><text:span text:style-name="T5">Dans le cas de GHS Retour et dans le cas de durée de séjour inférieur au seuil bas pour les GHS antérieurs au 01/03/2009 </text:span>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Implique un FJ </text:p>
          </table:table-cell>
          <table:table-cell office:value-type="string" calcext:value-type="string">
            <text:p>TOP-FJH </text:p>
          </table:table-cell>
          <table:table-cell office:value-type="float" office:value="1" calcext:value-type="float">
            <text:p>1</text:p>
          </table:table-cell>
          <table:table-cell table:formula="of:=[.E78]+[.D78]" office:value-type="float" office:value="43" calcext:value-type="float">
            <text:p>43</text:p>
          </table:table-cell>
          <table:table-cell table:formula="of:=[.E79]+[.D79]-1" office:value-type="float" office:value="43" calcext:value-type="float">
            <text:p>4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pha </text:p>
          </table:table-cell>
          <table:table-cell table:formula="of:=LEFT([.H79];1)" office:value-type="string" office:string-value="A" calcext:value-type="string">
            <text:p>A</text:p>
          </table:table-cell>
          <table:table-cell table:style-name="ce2" table:formula="of:=IF([.I79]=&quot;N&quot;;&quot;Droite/Zéro&quot;;&quot;Gauche/Espace&quot;)" office:value-type="string" office:string-value="Gauche/Espace" calcext:value-type="string">
            <text:p>Gauche/Espace</text:p>
          </table:table-cell>
          <table:table-cell table:style-name="ce5" office:value-type="string" calcext:value-type="string">
            <text:p><text:span text:style-name="T2">Indique si le GHS implique le forfait journalier. </text:span><text:span text:style-name="T7">O </text:span><text:span text:style-name="T8">(Oui) / </text:span><text:span text:style-name="T6">N </text:span><text:span text:style-name="T8">(Non) </text:span>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Nature d’assurance permise </text:p>
          </table:table-cell>
          <table:table-cell office:value-type="string" calcext:value-type="string">
            <text:p>ASU-NAT </text:p>
          </table:table-cell>
          <table:table-cell office:value-type="float" office:value="10" calcext:value-type="float">
            <text:p>10</text:p>
          </table:table-cell>
          <table:table-cell table:formula="of:=[.E79]+[.D79]" office:value-type="float" office:value="44" calcext:value-type="float">
            <text:p>44</text:p>
          </table:table-cell>
          <table:table-cell table:formula="of:=[.E80]+[.D80]-1" office:value-type="float" office:value="53" calcext:value-type="float">
            <text:p>5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pha </text:p>
          </table:table-cell>
          <table:table-cell table:formula="of:=LEFT([.H80];1)" office:value-type="string" office:string-value="A" calcext:value-type="string">
            <text:p>A</text:p>
          </table:table-cell>
          <table:table-cell table:style-name="ce2" table:formula="of:=IF([.I80]=&quot;N&quot;;&quot;Droite/Zéro&quot;;&quot;Gauche/Espace&quot;)" office:value-type="string" office:string-value="Gauche/Espace" calcext:value-type="string">
            <text:p>Gauche/Espace</text:p>
          </table:table-cell>
          <table:table-cell table:style-name="ce2" office:value-type="string" calcext:value-type="string">
            <text:p><text:span text:style-name="T2">2x5occ. Nature d’assurance permise pour le GHS. </text:span><text:span text:style-name="T5">Au moins une occurrence obligatoire. </text:span>Liste : AS, AT, MA, PM 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Cumul GHS </text:p>
          </table:table-cell>
          <table:table-cell office:value-type="string" calcext:value-type="string">
            <text:p>GHS-CUM </text:p>
          </table:table-cell>
          <table:table-cell office:value-type="float" office:value="1" calcext:value-type="float">
            <text:p>1</text:p>
          </table:table-cell>
          <table:table-cell table:formula="of:=[.E80]+[.D80]" office:value-type="float" office:value="54" calcext:value-type="float">
            <text:p>54</text:p>
          </table:table-cell>
          <table:table-cell table:formula="of:=[.E81]+[.D81]-1" office:value-type="float" office:value="54" calcext:value-type="float">
            <text:p>5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pha </text:p>
          </table:table-cell>
          <table:table-cell table:formula="of:=LEFT([.H81];1)" office:value-type="string" office:string-value="A" calcext:value-type="string">
            <text:p>A</text:p>
          </table:table-cell>
          <table:table-cell table:style-name="ce2" table:formula="of:=IF([.I81]=&quot;N&quot;;&quot;Droite/Zéro&quot;;&quot;Gauche/Espace&quot;)" office:value-type="string" office:string-value="Gauche/Espace" calcext:value-type="string">
            <text:p>Gauche/Espace</text:p>
          </table:table-cell>
          <table:table-cell table:style-name="ce5" office:value-type="string" calcext:value-type="string">
            <text:p><text:span text:style-name="T2">Indique si le GHS est cumulable avec un autre GHS. </text:span><text:span text:style-name="T7">O </text:span><text:span text:style-name="T8">(Oui) / </text:span><text:span text:style-name="T6">N </text:span><text:span text:style-name="T8">(Non) </text:span>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Type de supplément forfaitaire journalier </text:p>
          </table:table-cell>
          <table:table-cell office:value-type="string" calcext:value-type="string">
            <text:p>SFJ-TYP </text:p>
          </table:table-cell>
          <table:table-cell office:value-type="float" office:value="10" calcext:value-type="float">
            <text:p>10</text:p>
          </table:table-cell>
          <table:table-cell table:formula="of:=[.E81]+[.D81]" office:value-type="float" office:value="55" calcext:value-type="float">
            <text:p>55</text:p>
          </table:table-cell>
          <table:table-cell table:formula="of:=[.E82]+[.D82]-1" office:value-type="float" office:value="64" calcext:value-type="float">
            <text:p>6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pha </text:p>
          </table:table-cell>
          <table:table-cell table:formula="of:=LEFT([.H82];1)" office:value-type="string" office:string-value="A" calcext:value-type="string">
            <text:p>A</text:p>
          </table:table-cell>
          <table:table-cell table:style-name="ce2" table:formula="of:=IF([.I82]=&quot;N&quot;;&quot;Droite/Zéro&quot;;&quot;Gauche/Espace&quot;)" office:value-type="string" office:string-value="Gauche/Espace" calcext:value-type="string">
            <text:p>Gauche/Espace</text:p>
          </table:table-cell>
          <table:table-cell table:style-name="ce4" office:value-type="string" calcext:value-type="string">
            <text:p><text:span text:style-name="T2">1x10occ. Indique les types de supplément forfaitaire journalier admis pour le GHS. </text:span><text:span text:style-name="T7">E </text:span><text:span text:style-name="T8">= Réanimation Pédiatrique, </text:span>R = Réanimation, <text:span text:style-name="T10">F </text:span><text:span text:style-name="T11">= Soins intensifs, </text:span><text:span text:style-name="T12">C </text:span><text:span text:style-name="T11">= Soins de surveillance continue, </text:span><text:span text:style-name="T12">D </text:span><text:span text:style-name="T11">= Dialyse, </text:span>N = Néonatalogie, <text:span text:style-name="T10">P </text:span><text:span text:style-name="T11">= Prélèvements d’organes, </text:span><text:span text:style-name="T12">U </text:span><text:span text:style-name="T11">= Urgence, </text:span>I = IVG, A = ANT, <text:span text:style-name="T10">T </text:span><text:span text:style-name="T11">= RAP, </text:span><text:span text:style-name="T12">K </text:span><text:span text:style-name="T11">= Défibrillateur cardiaque A blanc si pas de type de supplément forfaitaire journalier autorisé. </text:span>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Age minimum </text:p>
          </table:table-cell>
          <table:table-cell office:value-type="string" calcext:value-type="string">
            <text:p>AGE-MIN </text:p>
          </table:table-cell>
          <table:table-cell office:value-type="float" office:value="2" calcext:value-type="float">
            <text:p>2</text:p>
          </table:table-cell>
          <table:table-cell table:formula="of:=[.E82]+[.D82]" office:value-type="float" office:value="65" calcext:value-type="float">
            <text:p>65</text:p>
          </table:table-cell>
          <table:table-cell table:formula="of:=[.E83]+[.D83]-1" office:value-type="float" office:value="66" calcext:value-type="float">
            <text:p>6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83];1)" office:value-type="string" office:string-value="N" calcext:value-type="string">
            <text:p>N</text:p>
          </table:table-cell>
          <table:table-cell table:style-name="ce2" table:formula="of:=IF([.I83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Borne comprise, zéro par défaut 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Age maximum </text:p>
          </table:table-cell>
          <table:table-cell office:value-type="string" calcext:value-type="string">
            <text:p>AGE-MAX </text:p>
          </table:table-cell>
          <table:table-cell office:value-type="float" office:value="2" calcext:value-type="float">
            <text:p>2</text:p>
          </table:table-cell>
          <table:table-cell table:formula="of:=[.E83]+[.D83]" office:value-type="float" office:value="67" calcext:value-type="float">
            <text:p>67</text:p>
          </table:table-cell>
          <table:table-cell table:formula="of:=[.E84]+[.D84]-1" office:value-type="float" office:value="68" calcext:value-type="float">
            <text:p>6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84];1)" office:value-type="string" office:string-value="N" calcext:value-type="string">
            <text:p>N</text:p>
          </table:table-cell>
          <table:table-cell table:style-name="ce2" table:formula="of:=IF([.I84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Borne comprise, zéro par défaut 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Sexe compatible </text:p>
          </table:table-cell>
          <table:table-cell office:value-type="string" calcext:value-type="string">
            <text:p>SEX-CMP </text:p>
          </table:table-cell>
          <table:table-cell office:value-type="float" office:value="1" calcext:value-type="float">
            <text:p>1</text:p>
          </table:table-cell>
          <table:table-cell table:formula="of:=[.E84]+[.D84]" office:value-type="float" office:value="69" calcext:value-type="float">
            <text:p>69</text:p>
          </table:table-cell>
          <table:table-cell table:formula="of:=[.E85]+[.D85]-1" office:value-type="float" office:value="69" calcext:value-type="float">
            <text:p>6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85];1)" office:value-type="string" office:string-value="N" calcext:value-type="string">
            <text:p>N</text:p>
          </table:table-cell>
          <table:table-cell table:style-name="ce2" table:formula="of:=IF([.I85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<text:span text:style-name="T2">Indique le sexe de malade compatible avec le GHS. </text:span>0 = sans objet, 1 = Homme, 2 = Femme 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CMD </text:p>
          </table:table-cell>
          <table:table-cell office:value-type="string" calcext:value-type="string">
            <text:p>CMD-COD </text:p>
          </table:table-cell>
          <table:table-cell office:value-type="float" office:value="2" calcext:value-type="float">
            <text:p>2</text:p>
          </table:table-cell>
          <table:table-cell table:formula="of:=[.E85]+[.D85]" office:value-type="float" office:value="70" calcext:value-type="float">
            <text:p>70</text:p>
          </table:table-cell>
          <table:table-cell table:formula="of:=[.E86]+[.D86]-1" office:value-type="float" office:value="71" calcext:value-type="float">
            <text:p>7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86];1)" office:value-type="string" office:string-value="N" calcext:value-type="string">
            <text:p>N</text:p>
          </table:table-cell>
          <table:table-cell table:style-name="ce2" table:formula="of:=IF([.I86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<text:span text:style-name="T2">Catégorie Majeure de Diagnostic </text:span>Cf table des CMD 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Domaine (M/C/O/O) </text:p>
          </table:table-cell>
          <table:table-cell office:value-type="string" calcext:value-type="string">
            <text:p>DCS-MCO </text:p>
          </table:table-cell>
          <table:table-cell office:value-type="float" office:value="1" calcext:value-type="float">
            <text:p>1</text:p>
          </table:table-cell>
          <table:table-cell table:formula="of:=[.E86]+[.D86]" office:value-type="float" office:value="72" calcext:value-type="float">
            <text:p>72</text:p>
          </table:table-cell>
          <table:table-cell table:formula="of:=[.E87]+[.D87]-1" office:value-type="float" office:value="72" calcext:value-type="float">
            <text:p>7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pha </text:p>
          </table:table-cell>
          <table:table-cell table:formula="of:=LEFT([.H87];1)" office:value-type="string" office:string-value="A" calcext:value-type="string">
            <text:p>A</text:p>
          </table:table-cell>
          <table:table-cell table:style-name="ce2" table:formula="of:=IF([.I87]=&quot;N&quot;;&quot;Droite/Zéro&quot;;&quot;Gauche/Espace&quot;)" office:value-type="string" office:string-value="Gauche/Espace" calcext:value-type="string">
            <text:p>Gauche/Espace</text:p>
          </table:table-cell>
          <table:table-cell table:style-name="ce2" office:value-type="string" calcext:value-type="string">
            <text:p><text:span text:style-name="T2">Détermine le domaine court séjour du GHS </text:span>M = Médecine, C = Chirurgie ,O = Obstétrique ,N = Odontologie 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Date de l’arrêté ministériel </text:p>
          </table:table-cell>
          <table:table-cell office:value-type="string" calcext:value-type="string">
            <text:p>DAT-AMI </text:p>
          </table:table-cell>
          <table:table-cell office:value-type="float" office:value="8" calcext:value-type="float">
            <text:p>8</text:p>
          </table:table-cell>
          <table:table-cell table:formula="of:=[.E87]+[.D87]" office:value-type="float" office:value="73" calcext:value-type="float">
            <text:p>73</text:p>
          </table:table-cell>
          <table:table-cell table:formula="of:=[.E88]+[.D88]-1" office:value-type="float" office:value="80" calcext:value-type="float">
            <text:p>8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88];1)" office:value-type="string" office:string-value="N" calcext:value-type="string">
            <text:p>N</text:p>
          </table:table-cell>
          <table:table-cell table:style-name="ce2" table:formula="of:=IF([.I88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SSAAMMJJ <text:span text:style-name="T9">Utilisée pour la recherche des informations officielles (JO...) </text:span>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Date de publication au JO "Tarification" </text:p>
          </table:table-cell>
          <table:table-cell office:value-type="string" calcext:value-type="string">
            <text:p>DAT-JOF </text:p>
          </table:table-cell>
          <table:table-cell office:value-type="float" office:value="8" calcext:value-type="float">
            <text:p>8</text:p>
          </table:table-cell>
          <table:table-cell table:formula="of:=[.E88]+[.D88]" office:value-type="float" office:value="81" calcext:value-type="float">
            <text:p>81</text:p>
          </table:table-cell>
          <table:table-cell table:formula="of:=[.E89]+[.D89]-1" office:value-type="float" office:value="88" calcext:value-type="float">
            <text:p>8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89];1)" office:value-type="string" office:string-value="N" calcext:value-type="string">
            <text:p>N</text:p>
          </table:table-cell>
          <table:table-cell table:style-name="ce2" table:formula="of:=IF([.I89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SSAAMMJJ <text:span text:style-name="T9">Utilisée pour la recherche des informationsofficielles </text:span>(JO...) 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Date d’effet de la maj </text:p>
          </table:table-cell>
          <table:table-cell office:value-type="string" calcext:value-type="string">
            <text:p>DAT-MAJ </text:p>
          </table:table-cell>
          <table:table-cell office:value-type="float" office:value="8" calcext:value-type="float">
            <text:p>8</text:p>
          </table:table-cell>
          <table:table-cell table:formula="of:=[.E89]+[.D89]" office:value-type="float" office:value="89" calcext:value-type="float">
            <text:p>89</text:p>
          </table:table-cell>
          <table:table-cell table:formula="of:=[.E90]+[.D90]-1"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90];1)" office:value-type="string" office:string-value="N" calcext:value-type="string">
            <text:p>N</text:p>
          </table:table-cell>
          <table:table-cell table:style-name="ce2" table:formula="of:=IF([.I90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SSAAMMJJ <text:span text:style-name="T9">La date d’effet s’applique à l’historique. </text:span></text:p>
          </table:table-cell>
          <table:table-cell/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Type EXB </text:p>
          </table:table-cell>
          <table:table-cell office:value-type="string" calcext:value-type="string">
            <text:p>EXB-TYP </text:p>
          </table:table-cell>
          <table:table-cell office:value-type="float" office:value="1" calcext:value-type="float">
            <text:p>1</text:p>
          </table:table-cell>
          <table:table-cell table:formula="of:=[.E90]+[.D90]" office:value-type="float" office:value="97" calcext:value-type="float">
            <text:p>97</text:p>
          </table:table-cell>
          <table:table-cell table:formula="of:=[.E91]+[.D91]-1" office:value-type="float" office:value="97" calcext:value-type="float">
            <text:p>9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pha </text:p>
          </table:table-cell>
          <table:table-cell table:formula="of:=LEFT([.H91];1)" office:value-type="string" office:string-value="A" calcext:value-type="string">
            <text:p>A</text:p>
          </table:table-cell>
          <table:table-cell table:style-name="ce2" table:formula="of:=IF([.I91]=&quot;N&quot;;&quot;Droite/Zéro&quot;;&quot;Gauche/Espace&quot;)" office:value-type="string" office:string-value="Gauche/Espace" calcext:value-type="string">
            <text:p>Gauche/Espace</text:p>
          </table:table-cell>
          <table:table-cell table:style-name="ce4" office:value-type="string" calcext:value-type="string">
            <text:p><text:span text:style-name="T2">Indique si la minoration à appliquer au GHS en cas de seuil bas est de type forfaitaire ou journalier. </text:span>Valeurs : <text:span text:style-name="T10">N </text:span><text:span text:style-name="T11">= Pas de Minoration possible ,</text:span><text:span text:style-name="T12">F </text:span><text:span text:style-name="T11">= Minoration de type Forfaitaire ,</text:span><text:span text:style-name="T12">J </text:span><text:span text:style-name="T11">= Minoration de type Journalière </text:span>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PU EXB </text:p>
          </table:table-cell>
          <table:table-cell office:value-type="string" calcext:value-type="string">
            <text:p>EXB-PRI </text:p>
          </table:table-cell>
          <table:table-cell office:value-type="float" office:value="8" calcext:value-type="float">
            <text:p>8</text:p>
          </table:table-cell>
          <table:table-cell table:formula="of:=[.E91]+[.D91]" office:value-type="float" office:value="98" calcext:value-type="float">
            <text:p>98</text:p>
          </table:table-cell>
          <table:table-cell table:formula="of:=[.E92]+[.D92]-1" office:value-type="float" office:value="105" calcext:value-type="float">
            <text:p>10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92];1)" office:value-type="string" office:string-value="N" calcext:value-type="string">
            <text:p>N</text:p>
          </table:table-cell>
          <table:table-cell table:style-name="ce2" table:formula="of:=IF([.I92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6+2. Prix Unitaire de la Minoration 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Inutilisé </text:p>
          </table:table-cell>
          <table:table-cell table:style-name="Default" office:value-type="string" calcext:value-type="string">
            <text:p>ZI1</text:p>
          </table:table-cell>
          <table:table-cell office:value-type="float" office:value="23" calcext:value-type="float">
            <text:p>23</text:p>
          </table:table-cell>
          <table:table-cell table:formula="of:=[.E92]+[.D92]" office:value-type="float" office:value="106" calcext:value-type="float">
            <text:p>106</text:p>
          </table:table-cell>
          <table:table-cell table:formula="of:=[.E93]+[.D93]-1" office:value-type="float" office:value="128" calcext:value-type="float">
            <text:p>12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pha </text:p>
          </table:table-cell>
          <table:table-cell table:formula="of:=LEFT([.H93];1)" office:value-type="string" office:string-value="A" calcext:value-type="string">
            <text:p>A</text:p>
          </table:table-cell>
          <table:table-cell table:style-name="ce2" table:formula="of:=IF([.I93]=&quot;N&quot;;&quot;Droite/Zéro&quot;;&quot;Gauche/Espace&quot;)" office:value-type="string" office:string-value="Gauche/Espace" calcext:value-type="string">
            <text:p>Gauche/Espace</text:p>
          </table:table-cell>
          <table:table-cell table:style-name="ce2" office:value-type="string" calcext:value-type="string">
            <text:p>Initialisé à blanc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56:15.3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19:56:47.945000000</dc:date>
    <meta:editing-duration>PT2H11M3S</meta:editing-duration>
    <meta:editing-cycles>34</meta:editing-cycles>
    <meta:document-statistic meta:table-count="2" meta:cell-count="976" meta:object-count="0"/>
  </office:meta>
</office:document-meta>
</file>